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4.75in" table:align="left"/>
    </style:style>
    <style:style style:name="Table1.A" style:family="table-column">
      <style:table-column-properties style:column-width="1.3361in"/>
    </style:style>
    <style:style style:name="Table1.B" style:family="table-column">
      <style:table-column-properties style:column-width="0.1375in"/>
    </style:style>
    <style:style style:name="Table1.C" style:family="table-column">
      <style:table-column-properties style:column-width="3.2764in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25in" fo:margin-left="0.4847in" table:align="left"/>
    </style:style>
    <style:style style:name="Table5.A" style:family="table-column">
      <style:table-column-properties style:column-width="0.3722in"/>
    </style:style>
    <style:style style:name="Table5.B" style:family="table-column">
      <style:table-column-properties style:column-width="5.8778in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5.5944in" fo:margin-left="0.4722in" table:align="left"/>
    </style:style>
    <style:style style:name="Table2.A" style:family="table-column">
      <style:table-column-properties style:column-width="0.216in"/>
    </style:style>
    <style:style style:name="Table2.B" style:family="table-column">
      <style:table-column-properties style:column-width="0.6097in"/>
    </style:style>
    <style:style style:name="Table2.C" style:family="table-column">
      <style:table-column-properties style:column-width="0.1375in"/>
    </style:style>
    <style:style style:name="Table2.D" style:family="table-column">
      <style:table-column-properties style:column-width="4.6313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5632in" fo:margin-left="0.5069in" table:align="left"/>
    </style:style>
    <style:style style:name="Table3.A" style:family="table-column">
      <style:table-column-properties style:column-width="0.9521in"/>
    </style:style>
    <style:style style:name="Table3.B" style:family="table-column">
      <style:table-column-properties style:column-width="3.9215in"/>
    </style:style>
    <style:style style:name="Table3.C" style:family="table-column">
      <style:table-column-properties style:column-width="0.6896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9" style:family="table-cell">
      <style:table-cell-properties fo:padding="0.0382in" fo:border-left="0.05pt solid #000000" fo:border-right="none" fo:border-top="none" fo:border-bottom="0.05pt solid #000000"/>
    </style:style>
    <style:style style:name="Table3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0" style:family="table-cell">
      <style:table-cell-properties fo:padding="0.0382in" fo:border-left="0.05pt solid #000000" fo:border-right="none" fo:border-top="none" fo:border-bottom="0.05pt solid #000000"/>
    </style:style>
    <style:style style:name="Table3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3" style:family="table-cell">
      <style:table-cell-properties fo:padding="0.0382in" fo:border-left="0.05pt solid #000000" fo:border-right="none" fo:border-top="none" fo:border-bottom="0.05pt solid #000000"/>
    </style:style>
    <style:style style:name="Table3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4" style:family="table-cell">
      <style:table-cell-properties fo:padding="0.0382in" fo:border-left="0.05pt solid #000000" fo:border-right="none" fo:border-top="none" fo:border-bottom="0.05pt solid #000000"/>
    </style:style>
    <style:style style:name="Table3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15" style:family="table-cell">
      <style:table-cell-properties fo:padding="0.0382in" fo:border-left="0.05pt solid #000000" fo:border-right="none" fo:border-top="none" fo:border-bottom="0.05pt solid #000000"/>
    </style:style>
    <style:style style:name="Table3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in" fo:border="none"/>
    </style:style>
    <style:style style:name="P1" style:family="paragraph" style:parent-style-name="Table_20_Contents">
      <style:paragraph-properties fo:line-height="150%" fo:text-align="start" style:justify-single-word="false"/>
      <style:text-properties officeooo:rsid="002146f2" officeooo:paragraph-rsid="002146f2"/>
    </style:style>
    <style:style style:name="P2" style:family="paragraph" style:parent-style-name="Table_20_Contents">
      <style:paragraph-properties fo:line-height="150%" fo:text-align="start" style:justify-single-word="false"/>
      <style:text-properties officeooo:rsid="00215515" officeooo:paragraph-rsid="00215515"/>
    </style:style>
    <style:style style:name="P3" style:family="paragraph" style:parent-style-name="Table_20_Contents">
      <style:paragraph-properties fo:line-height="150%" fo:text-align="start" style:justify-single-word="false"/>
      <style:text-properties officeooo:rsid="0027b016" officeooo:paragraph-rsid="0027b016"/>
    </style:style>
    <style:style style:name="P4" style:family="paragraph" style:parent-style-name="Table_20_Contents">
      <style:paragraph-properties fo:line-height="150%" fo:text-align="start" style:justify-single-word="false"/>
      <style:text-properties officeooo:rsid="00294e7a" officeooo:paragraph-rsid="00294e7a"/>
    </style:style>
    <style:style style:name="P5" style:family="paragraph" style:parent-style-name="Table_20_Contents">
      <style:paragraph-properties fo:line-height="150%" fo:text-align="start" style:justify-single-word="false"/>
      <style:text-properties officeooo:rsid="002982eb" officeooo:paragraph-rsid="002982eb"/>
    </style:style>
    <style:style style:name="P6" style:family="paragraph" style:parent-style-name="Table_20_Contents">
      <style:paragraph-properties fo:line-height="150%" fo:text-align="start" style:justify-single-word="false"/>
      <style:text-properties officeooo:rsid="0029e5da" officeooo:paragraph-rsid="0029e5da"/>
    </style:style>
    <style:style style:name="P7" style:family="paragraph" style:parent-style-name="Table_20_Contents">
      <style:paragraph-properties fo:line-height="150%"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officeooo:rsid="0139c761" officeooo:paragraph-rsid="00bfca14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officeooo:rsid="013d6426" officeooo:paragraph-rsid="00bfca14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officeooo:rsid="0057f3c2" officeooo:paragraph-rsid="0057f3c2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officeooo:rsid="0065172a" officeooo:paragraph-rsid="0065172a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officeooo:rsid="0067f29a" officeooo:paragraph-rsid="0067f29a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officeooo:rsid="00787994" officeooo:paragraph-rsid="00787994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 officeooo:rsid="007a627b" officeooo:paragraph-rsid="007a627b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weight="bold" officeooo:rsid="007d1ea3" officeooo:paragraph-rsid="008ce2f1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weight="bold" officeooo:rsid="008060f4" officeooo:paragraph-rsid="008060f4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officeooo:rsid="008ce2f1" officeooo:paragraph-rsid="008ce2f1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officeooo:rsid="007fc3b4" officeooo:paragraph-rsid="007fc3b4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officeooo:rsid="008e601a" officeooo:paragraph-rsid="008e601a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officeooo:rsid="00939868" officeooo:paragraph-rsid="00939868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officeooo:rsid="0096a8b4" officeooo:paragraph-rsid="0096a8b4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officeooo:rsid="009731c1" officeooo:paragraph-rsid="009731c1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0c6e7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fo:font-size="12pt" officeooo:rsid="0075fb0f" officeooo:paragraph-rsid="00b720cc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officeooo:rsid="0075fb0f" officeooo:paragraph-rsid="00b0c6e7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officeooo:rsid="013fcc00" officeooo:paragraph-rsid="013fcc00"/>
    </style:style>
    <style:style style:name="P28" style:family="paragraph" style:parent-style-name="Table_20_Contents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fo:font-weight="bold" officeooo:rsid="0061fc86" officeooo:paragraph-rsid="0061fc86" style:font-weight-asian="bold" style:font-weight-complex="bold"/>
    </style:style>
    <style:style style:name="P29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bb04e"/>
    </style:style>
    <style:style style:name="P30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/>
      <style:text-properties style:font-name="Liberation Serif" officeooo:rsid="0097b635" officeooo:paragraph-rsid="009a138f"/>
    </style:style>
    <style:style style:name="P31" style:family="paragraph" style:parent-style-name="Standard">
      <style:paragraph-properties fo:line-height="150%" fo:text-align="center" style:justify-single-word="false"/>
      <style:text-properties style:font-name="Liberation Serif" fo:font-weight="bold" officeooo:rsid="0020733c" officeooo:paragraph-rsid="0020733c" style:font-weight-asian="bold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style:font-name="Liberation Serif" officeooo:paragraph-rsid="0020733c"/>
    </style:style>
    <style:style style:name="P3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paragraph-rsid="005459e4"/>
    </style:style>
    <style:style style:name="P34" style:family="paragraph" style:parent-style-name="Standard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35" style:family="paragraph" style:parent-style-name="Standard">
      <style:paragraph-properties fo:line-height="150%" fo:text-align="start" style:justify-single-word="false"/>
      <style:text-properties style:font-name="Liberation Serif" officeooo:rsid="003ca262" officeooo:paragraph-rsid="00bfca14"/>
    </style:style>
    <style:style style:name="P36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88787" officeooo:paragraph-rsid="00488787"/>
    </style:style>
    <style:style style:name="P37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0504dd9"/>
    </style:style>
    <style:style style:name="P38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f39f"/>
    </style:style>
    <style:style style:name="P3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b81b"/>
    </style:style>
    <style:style style:name="P40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41" style:family="paragraph" style:parent-style-name="Standard">
      <style:text-properties style:font-name="Liberation Serif" officeooo:paragraph-rsid="00b0c6e7"/>
    </style:style>
    <style:style style:name="P42" style:family="paragraph" style:parent-style-name="Standard">
      <loext:graphic-properties draw:fill="none"/>
      <style:paragraph-properties fo:margin-left="0.5in" fo:margin-right="0in" fo:line-height="150%" fo:text-align="start" style:justify-single-word="false" fo:text-indent="0in" style:auto-text-indent="false" fo:background-color="transparent"/>
      <style:text-properties style:font-name="Liberation Serif" officeooo:rsid="00aa273b" officeooo:paragraph-rsid="00aa273b"/>
    </style:style>
    <style:style style:name="P43" style:family="paragraph" style:parent-style-name="Standard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Liberation Serif" officeooo:rsid="00aa273b" officeooo:paragraph-rsid="00b0c6e7"/>
    </style:style>
    <style:style style:name="P44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1667c60" officeooo:paragraph-rsid="01667c60"/>
    </style:style>
    <style:style style:name="P45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officeooo:rsid="01667c60" officeooo:paragraph-rsid="01667c60"/>
    </style:style>
    <style:style style:name="P46" style:family="paragraph" style:parent-style-name="Table_20_Contents" style:list-style-name="L1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officeooo:rsid="0029e5da" officeooo:paragraph-rsid="0029e5da"/>
    </style:style>
    <style:style style:name="P47" style:family="paragraph" style:parent-style-name="Table_20_Contents" style:list-style-name="L3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 text:number-lines="false" text:line-number="0"/>
      <style:text-properties style:font-name="Times New Roman" fo:font-size="12pt" officeooo:rsid="00525b9b" officeooo:paragraph-rsid="0157983f" style:font-size-asian="12pt" style:font-size-complex="12pt"/>
    </style:style>
    <style:style style:name="P48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9fbbd" officeooo:paragraph-rsid="0059fbbd"/>
    </style:style>
    <style:style style:name="P49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d982d" officeooo:paragraph-rsid="005d982d"/>
    </style:style>
    <style:style style:name="P50" style:family="paragraph" style:parent-style-name="Table_20_Contents" style:list-style-name="L13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5e2873" officeooo:paragraph-rsid="005e2873"/>
    </style:style>
    <style:style style:name="P51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06c68dd"/>
    </style:style>
    <style:style style:name="P52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6c68dd" officeooo:paragraph-rsid="014abf34"/>
    </style:style>
    <style:style style:name="P53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07292f5"/>
    </style:style>
    <style:style style:name="P54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634d7" officeooo:paragraph-rsid="014abf34"/>
    </style:style>
    <style:style style:name="P55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238dc"/>
    </style:style>
    <style:style style:name="P56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238dc" officeooo:paragraph-rsid="014abf34"/>
    </style:style>
    <style:style style:name="P57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07711e8"/>
    </style:style>
    <style:style style:name="P58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711e8" officeooo:paragraph-rsid="014abf34"/>
    </style:style>
    <style:style style:name="P59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0f76919"/>
    </style:style>
    <style:style style:name="P60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76919" officeooo:paragraph-rsid="014abf34"/>
    </style:style>
    <style:style style:name="P61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07941d4"/>
    </style:style>
    <style:style style:name="P62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f8da02" officeooo:paragraph-rsid="017c2e10"/>
    </style:style>
    <style:style style:name="P63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792257" officeooo:paragraph-rsid="01792257"/>
    </style:style>
    <style:style style:name="P64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792257" officeooo:paragraph-rsid="017c2e10"/>
    </style:style>
    <style:style style:name="P65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7b6a7c"/>
    </style:style>
    <style:style style:name="P66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679d0" officeooo:paragraph-rsid="017c2e10"/>
    </style:style>
    <style:style style:name="P67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7b6a7c"/>
    </style:style>
    <style:style style:name="P68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1475d76" officeooo:paragraph-rsid="017c2e10"/>
    </style:style>
    <style:style style:name="P69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07a627b"/>
    </style:style>
    <style:style style:name="P70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/>
      <style:text-properties style:font-name="Liberation Serif" officeooo:rsid="007a627b" officeooo:paragraph-rsid="014abf34"/>
    </style:style>
    <style:style style:name="P71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07a627b"/>
    </style:style>
    <style:style style:name="P72" style:family="paragraph" style:parent-style-name="Table_20_Contents" style:list-style-name="L15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0.1264in"/>
        </style:tab-stops>
      </style:paragraph-properties>
      <style:text-properties style:font-name="Liberation Serif" officeooo:rsid="007a627b" officeooo:paragraph-rsid="014abf34"/>
    </style:style>
    <style:style style:name="P73" style:family="paragraph" style:parent-style-name="Table_20_Contents" style:list-style-name="L15">
      <loext:graphic-properties draw:fill="none"/>
      <style:paragraph-properties fo:text-align="center" style:justify-single-word="false" fo:background-color="transparent" text:number-lines="false" text:line-number="0"/>
      <style:text-properties style:font-name="Liberation Serif" officeooo:rsid="0097b635" officeooo:paragraph-rsid="009a138f"/>
    </style:style>
    <style:style style:name="P74" style:family="paragraph" style:parent-style-name="Standard" style:list-style-name="L2">
      <style:paragraph-properties fo:line-height="150%" fo:text-align="start" style:justify-single-word="false"/>
      <style:text-properties style:font-name="Liberation Serif" officeooo:rsid="003d42dd" officeooo:paragraph-rsid="003ab081"/>
    </style:style>
    <style:style style:name="P75" style:family="paragraph" style:parent-style-name="Standard" style:list-style-name="L4">
      <style:paragraph-properties fo:line-height="150%" fo:text-align="start" style:justify-single-word="false"/>
      <style:text-properties style:font-name="Liberation Serif" officeooo:rsid="003d42dd" officeooo:paragraph-rsid="003d42dd"/>
    </style:style>
    <style:style style:name="P76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98ddd" officeooo:paragraph-rsid="01698ddd"/>
    </style:style>
    <style:style style:name="P77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49d3dc" officeooo:paragraph-rsid="0049d3dc"/>
    </style:style>
    <style:style style:name="P78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a3b44" officeooo:paragraph-rsid="016a3b44"/>
    </style:style>
    <style:style style:name="P79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b7269" officeooo:paragraph-rsid="016b7269"/>
    </style:style>
    <style:style style:name="P80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b7269" officeooo:paragraph-rsid="016c602f"/>
    </style:style>
    <style:style style:name="P81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b7269" officeooo:paragraph-rsid="016d8846"/>
    </style:style>
    <style:style style:name="P82" style:family="paragraph" style:parent-style-name="Standard" style:list-style-name="L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6e9eec" officeooo:paragraph-rsid="016e9eec"/>
    </style:style>
    <style:style style:name="P83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04dd9" officeooo:paragraph-rsid="00504dd9"/>
    </style:style>
    <style:style style:name="P84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03a55" officeooo:paragraph-rsid="01703a55"/>
    </style:style>
    <style:style style:name="P85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03a55" officeooo:paragraph-rsid="01703a55"/>
    </style:style>
    <style:style style:name="P86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12716" officeooo:paragraph-rsid="01712716"/>
    </style:style>
    <style:style style:name="P87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12716" officeooo:paragraph-rsid="01712716"/>
    </style:style>
    <style:style style:name="P88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12716" officeooo:paragraph-rsid="01712716"/>
    </style:style>
    <style:style style:name="P89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12716" officeooo:paragraph-rsid="01712716"/>
    </style:style>
    <style:style style:name="P90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1726ad0" officeooo:paragraph-rsid="01726ad0"/>
    </style:style>
    <style:style style:name="P91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2f39f" officeooo:paragraph-rsid="0052f39f"/>
    </style:style>
    <style:style style:name="P92" style:family="paragraph" style:parent-style-name="Standard" style:list-style-name="L12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5459e4" officeooo:paragraph-rsid="005459e4"/>
    </style:style>
    <style:style style:name="P93" style:family="paragraph" style:parent-style-name="Standard" style:list-style-name="L14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61fc86" officeooo:paragraph-rsid="0061fc86"/>
    </style:style>
    <style:style style:name="P94" style:family="paragraph" style:parent-style-name="Standard" style:list-style-name="L16">
      <loext:graphic-properties draw:fill="none"/>
      <style:paragraph-properties fo:line-height="150%" fo:text-align="start" style:justify-single-word="false" fo:background-color="transparent"/>
      <style:text-properties style:font-name="Liberation Serif" officeooo:rsid="00aa273b" officeooo:paragraph-rsid="00aa273b"/>
    </style:style>
    <style:style style:name="P95" style:family="paragraph" style:parent-style-name="Standard" style:list-style-name="L17">
      <loext:graphic-properties draw:fill="none"/>
      <style:paragraph-properties fo:line-height="150%" fo:text-align="start" style:justify-single-word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96" style:family="paragraph" style:parent-style-name="Standard" style:list-style-name="L5" style:master-page-name="">
      <loext:graphic-properties draw:fill="none"/>
      <style:paragraph-properties fo:line-height="150%" fo:text-align="start" style:justify-single-word="false" style:page-number="auto" fo:background-color="transparent"/>
      <style:text-properties style:font-name="Liberation Serif" officeooo:rsid="012b9fde" officeooo:paragraph-rsid="012b9fde"/>
    </style:style>
    <style:style style:name="P97" style:family="paragraph" style:parent-style-name="Standard" style:list-style-name="L18" style:master-page-name="">
      <loext:graphic-properties draw:fill="none"/>
      <style:paragraph-properties fo:margin-left="0.75in" fo:margin-right="0in" fo:line-height="150%" fo:text-align="start" style:justify-single-word="false" fo:text-indent="-0.25in" style:auto-text-indent="false" style:page-number="auto" fo:background-color="transparent"/>
      <style:text-properties style:font-name="Liberation Serif" officeooo:rsid="00aa273b" officeooo:paragraph-rsid="00aa273b"/>
    </style:style>
    <style:style style:name="P98" style:family="paragraph" style:parent-style-name="Standard" style:list-style-name="L18">
      <loext:graphic-properties draw:fill="none"/>
      <style:paragraph-properties fo:margin-left="0.75in" fo:margin-right="0in" fo:line-height="150%" fo:text-align="start" style:justify-single-word="false" fo:text-indent="-0.25in" style:auto-text-indent="false" fo:background-color="transparent"/>
      <style:text-properties style:font-name="Liberation Serif" officeooo:rsid="00aa273b" officeooo:paragraph-rsid="00aa273b"/>
    </style:style>
    <style:style style:name="P99" style:family="paragraph" style:parent-style-name="Standard" style:list-style-name="L19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100" style:family="paragraph" style:parent-style-name="Standard" style:list-style-name="L20" style:master-page-name="">
      <loext:graphic-properties draw:fill="none"/>
      <style:paragraph-properties fo:margin-left="1in" fo:margin-right="0in" fo:line-height="150%" fo:text-align="start" style:justify-single-word="false" fo:text-indent="-0.25in" style:auto-text-indent="false" style:page-number="auto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P101" style:family="paragraph" style:parent-style-name="Standard" style:list-style-name="L19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a273b"/>
    </style:style>
    <style:style style:name="P102" style:family="paragraph" style:parent-style-name="Standard" style:list-style-name="L20">
      <loext:graphic-properties draw:fill="none"/>
      <style:paragraph-properties fo:margin-left="1in" fo:margin-right="0in" fo:line-height="150%" fo:text-align="start" style:justify-single-word="false" fo:text-indent="-0.25in" style:auto-text-indent="false" fo:background-color="transparent">
        <style:tab-stops>
          <style:tab-stop style:position="1.6264in"/>
        </style:tab-stops>
      </style:paragraph-properties>
      <style:text-properties style:font-name="Liberation Serif" officeooo:rsid="00aa273b" officeooo:paragraph-rsid="00ab25a9"/>
    </style:style>
    <style:style style:name="T1" style:family="text">
      <style:text-properties officeooo:rsid="003e67e4"/>
    </style:style>
    <style:style style:name="T2" style:family="text">
      <style:text-properties officeooo:rsid="004c35dd"/>
    </style:style>
    <style:style style:name="T3" style:family="text">
      <style:text-properties officeooo:rsid="005d982d"/>
    </style:style>
    <style:style style:name="T4" style:family="text">
      <style:text-properties style:text-underline-style="none" officeooo:rsid="007c66f1"/>
    </style:style>
    <style:style style:name="T5" style:family="text">
      <style:text-properties officeooo:rsid="007ddb89"/>
    </style:style>
    <style:style style:name="T6" style:family="text">
      <style:text-properties officeooo:rsid="00855c21"/>
    </style:style>
    <style:style style:name="T7" style:family="text">
      <style:text-properties officeooo:rsid="0097415f"/>
    </style:style>
    <style:style style:name="T8" style:family="text">
      <style:text-properties officeooo:rsid="00ad07c3"/>
    </style:style>
    <style:style style:name="T9" style:family="text">
      <style:text-properties officeooo:rsid="008bc88b"/>
    </style:style>
    <style:style style:name="T10" style:family="text">
      <style:text-properties officeooo:rsid="008ae4a1"/>
    </style:style>
    <style:style style:name="T11" style:family="text">
      <style:text-properties officeooo:rsid="00b8e445"/>
    </style:style>
    <style:style style:name="T12" style:family="text">
      <style:text-properties officeooo:rsid="00beafe0"/>
    </style:style>
    <style:style style:name="T13" style:family="text">
      <style:text-properties officeooo:rsid="00db4739"/>
    </style:style>
    <style:style style:name="T14" style:family="text">
      <style:text-properties officeooo:rsid="00dea924"/>
    </style:style>
    <style:style style:name="T15" style:family="text">
      <style:text-properties officeooo:rsid="00efe00f"/>
    </style:style>
    <style:style style:name="T16" style:family="text">
      <style:text-properties officeooo:rsid="01226fc4"/>
    </style:style>
    <style:style style:name="T17" style:family="text">
      <style:text-properties officeooo:rsid="013e7f76"/>
    </style:style>
    <style:style style:name="T18" style:family="text">
      <style:text-properties officeooo:rsid="01475d76"/>
    </style:style>
    <style:style style:name="T19" style:family="text">
      <style:text-properties officeooo:rsid="0157983f"/>
    </style:style>
    <style:style style:name="T20" style:family="text">
      <style:text-properties officeooo:rsid="01638f6c"/>
    </style:style>
    <style:style style:name="T21" style:family="text">
      <style:text-properties officeooo:rsid="01681a3b"/>
    </style:style>
    <style:style style:name="T22" style:family="text">
      <style:text-properties officeooo:rsid="01698ddd"/>
    </style:style>
    <style:style style:name="T23" style:family="text">
      <style:text-properties officeooo:rsid="016b7269"/>
    </style:style>
    <style:style style:name="T24" style:family="text">
      <style:text-properties officeooo:rsid="016d8846"/>
    </style:style>
    <style:style style:name="T25" style:family="text">
      <style:text-properties officeooo:rsid="01792257"/>
    </style:style>
    <style:style style:name="T26" style:family="text">
      <style:text-properties officeooo:rsid="017e3c91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6">
      <text:list-level-style-number text:level="1" text:style-name="Numbering_20_Symbols" style:num-suffix="." style:num-format="A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A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A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style:num-suffix="." style:num-format="A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A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ENCANA PELAKSANAAN PEMBELAJARAN</text:p>
      <text:p text:style-name="P31">(RPP <text:span text:style-name="T26">3</text:span>)</text:p>
      <text:p text:style-name="P32"><draw:frame draw:style-name="fr1" draw:name="Frame1" text:anchor-type="paragraph" svg:x="1.1339in" svg:y="0.2327in" svg:width="4.8382in" draw:z-index="0"><draw:text-box fo:min-height="3.1055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1">Satuan Pendidikan</text:p></table:table-cell><table:table-cell table:style-name="Table1.A1" office:value-type="string"><text:p text:style-name="P7">:</text:p></table:table-cell><table:table-cell table:style-name="Table1.A1" office:value-type="string"><text:p text:style-name="P1">SD Negeri 42 Kota Ternate</text:p></table:table-cell></table:table-row><table:table-row><table:table-cell table:style-name="Table1.A1" office:value-type="string"><text:p text:style-name="P2">Mata Pelajaran</text:p></table:table-cell><table:table-cell table:style-name="Table1.A1" office:value-type="string"><text:p text:style-name="P7">:</text:p></table:table-cell><table:table-cell table:style-name="Table1.A1" office:value-type="string"><text:p text:style-name="P2">Pendidikan Jasmani - Olahraga Kesehatan</text:p></table:table-cell></table:table-row><table:table-row><table:table-cell table:style-name="Table1.A1" office:value-type="string"><text:p text:style-name="P3">Kelas / Semester</text:p></table:table-cell><table:table-cell table:style-name="Table1.A1" office:value-type="string"><text:p text:style-name="P7">:</text:p></table:table-cell><table:table-cell table:style-name="Table1.A1" office:value-type="string"><text:p text:style-name="P4"><text:span text:style-name="T14">II</text:span> / 2</text:p></table:table-cell></table:table-row><table:table-row><table:table-cell table:style-name="Table1.A1" office:value-type="string"><text:p text:style-name="P5">Materi Pokok</text:p></table:table-cell><table:table-cell table:style-name="Table1.A1" office:value-type="string"><text:p text:style-name="P7">:</text:p></table:table-cell><table:table-cell table:style-name="Table1.A1" office:value-type="string"><text:list xml:id="list1584941579" text:style-name="L1"><text:list-item><text:p text:style-name="P44">Manfaat pemanasan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83226161453053" text:continue-numbering="true" text:style-name="L1"><text:list-item><text:p text:style-name="P45">Manfaat pendinginan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83226002581018" text:continue-numbering="true" text:style-name="L1"><text:list-item><text:p text:style-name="P45">Cara melakukan pemanasan dan pendinginan</text:p></text:list-item></text:list></table:table-cell></table:table-row><table:table-row><table:table-cell table:style-name="Table1.A1" office:value-type="string"><text:p text:style-name="P5"/></table:table-cell><table:table-cell table:style-name="Table1.A1" office:value-type="string"><text:p text:style-name="P7"/></table:table-cell><table:table-cell table:style-name="Table1.A1" office:value-type="string"><text:list xml:id="list183225265555823" text:continue-numbering="true" text:style-name="L1"><text:list-item><text:p text:style-name="P45">Akibat tidak melakukan pemanasan dan <text:tab/>pendinginan</text:p></text:list-item></text:list></table:table-cell></table:table-row><table:table-row><table:table-cell table:style-name="Table1.A1" office:value-type="string"><text:p text:style-name="P6">Alokasi Waktu</text:p></table:table-cell><table:table-cell table:style-name="Table1.A1" office:value-type="string"><text:p text:style-name="P7">:</text:p></table:table-cell><table:table-cell table:style-name="Table1.A1" office:value-type="string"><text:list xml:id="list194846992787072" text:style-name="L1"><text:list-header><text:p text:style-name="P46"><text:span text:style-name="T16">12</text:span> Jam Pelajaran (<text:span text:style-name="T21">3 </text:span>x TM)</text:p></text:list-header></text:list></table:table-cell></table:table-row></table:table></draw:text-box></draw:frame></text:p>
      <text:list xml:id="list785413900" text:style-name="L2">
        <text:list-item>
          <text:p text:style-name="P74">KOMPETENSI DASAR (KD)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3.<text:span text:style-name="T19">8.</text:span></text:p>
          </table:table-cell>
          <table:table-cell table:style-name="Table5.A1" office:value-type="string">
            <text:list xml:id="list2007285821" text:style-name="L3">
              <text:list-item>
                <text:list>
                  <text:list-header>
                    <text:p text:style-name="P47">Memahami manfaat pemanasan dan pendinginan, serta berbagai hal yang harus dilakukan dan dihindari sebelum, selama, dan setelah melakukan aktivitas fisik</text:p>
                  </text:list-header>
                </text:list>
              </text:list-item>
            </text:list>
          </table:table-cell>
        </table:table-row>
        <table:table-row>
          <table:table-cell table:style-name="Table5.A1" office:value-type="string">
            <text:p text:style-name="P9">4.<text:span text:style-name="T19">8</text:span>.</text:p>
          </table:table-cell>
          <table:table-cell table:style-name="Table5.A1" office:value-type="string">
            <text:list xml:id="list183225147806470" text:continue-numbering="true" text:style-name="L3">
              <text:list-item>
                <text:list>
                  <text:list-header>
                    <text:p text:style-name="P47">Menceritakan manfaat pemanasan dan pendinginan, serta berbagai hal yang harus dilakukan dan dihindari sebelum, selama, dan setelah melakukan aktivitas fisik</text:p>
                  </text:list-header>
                </text:list>
              </text:list-item>
            </text:list>
          </table:table-cell>
        </table:table-row>
      </table:table>
      <text:p text:style-name="P35"/>
      <text:p text:style-name="P35"/>
      <text:list xml:id="list996787669" text:style-name="L4">
        <text:list-item>
          <text:p text:style-name="P75">T<text:span text:style-name="T1">UJUAN PEMBELAJARAN</text:span></text:p>
        </text:list-item>
      </text:list>
      <text:p text:style-name="P34"><text:tab/><text:span text:style-name="T1">Dengan menyimak informasi dan peragaan materi dari guru, peserta didik dapat:</text:span></text:p>
      <text:list xml:id="list3966662602" text:style-name="L5">
        <text:list-item>
          <text:p text:style-name="P96">Memahami <text:span text:style-name="T22">manfaat pemanasan dan pendinginan serta berbagai hal yang harus yang dilakukan dan dihindari sebelum, selama dan setelah melakukan aktivitas fisik</text:span></text:p>
        </text:list-item>
        <text:list-item>
          <text:p text:style-name="P76">Menceritakan manfaat pemanasan dan pendinginan, serta berbagai hal yang harus dilakukan dan dihindari sebelum, selama, dan setalah melakukan aktivitas air</text:p>
        </text:list-item>
      </text:list>
      <text:p text:style-name="P36"/>
      <text:list xml:id="list3908816417" text:style-name="L6">
        <text:list-item>
          <text:p text:style-name="P77">INDIKATOR PENCAPAIAN KOMPETENSI <text:span text:style-name="T2">(IPK)</text:span></text:p>
          <text:list>
            <text:list-item>
              <text:p text:style-name="P78">Menjelaskan arti pemanasan sebelum olahraga inti</text:p>
            </text:list-item>
            <text:list-item>
              <text:p text:style-name="P78">Mendiskripsikan contoh / jenis – jenis gerak pemanasan sebelum olahraga inti</text:p>
            </text:list-item>
            <text:list-item>
              <text:p text:style-name="P78"><text:soft-page-break/>Mendeskripsikan kegunaan / manfaat melakukan pemasan sebelum melakukan olahraga inti</text:p>
            </text:list-item>
            <text:list-item>
              <text:p text:style-name="P78">Menjelaskan arti pendinginan setelah olahraga inti</text:p>
            </text:list-item>
            <text:list-item>
              <text:p text:style-name="P78">Mendeskripsikan contoh / jenis – jenis gerak pendinginan setelah olahraga inti</text:p>
            </text:list-item>
            <text:list-item>
              <text:p text:style-name="P78">Mendeskripsikan kegunaan / manfaat <text:span text:style-name="T23">melakukan pendinginan setelah olahraga inti</text:span></text:p>
            </text:list-item>
            <text:list-item>
              <text:p text:style-name="P79">Menguraikan cara melakukan gerak pemanasan sebelum olahraga inti</text:p>
            </text:list-item>
            <text:list-item>
              <text:p text:style-name="P79">Mempraktikan berbagai gerak pemanasan sebelum olahraga inti</text:p>
            </text:list-item>
            <text:list-item>
              <text:p text:style-name="P80">Menguraikan cara melakukan gerak <text:span text:style-name="T24">pendinginan setelah</text:span> olahraga inti</text:p>
            </text:list-item>
            <text:list-item>
              <text:p text:style-name="P81">Mempraktikan berbagai gerak <text:span text:style-name="T24">pendinginan</text:span> <text:span text:style-name="T24">setelah</text:span> olahraga inti</text:p>
            </text:list-item>
            <text:list-item>
              <text:p text:style-name="P82">Menguraikan / menjelaskan akibat tidak melakukan pemanasan</text:p>
            </text:list-item>
            <text:list-item>
              <text:p text:style-name="P82">Menguraikan / menjelaskan akibat tidak melakukan pendinginan</text:p>
            </text:list-item>
          </text:list>
        </text:list-item>
      </text:list>
      <text:p text:style-name="P37"/>
      <text:p text:style-name="P37"/>
      <text:list xml:id="list428215417" text:style-name="L7">
        <text:list-item>
          <text:p text:style-name="P83">MATERI PEMBELAJARAN</text:p>
          <text:list>
            <text:list-item>
              <text:p text:style-name="P84">Manfaat pemanasan</text:p>
            </text:list-item>
          </text:list>
        </text:list-item>
      </text:list>
      <text:list xml:id="list3493950702" text:style-name="L8">
        <text:list-item>
          <text:list>
            <text:list-item>
              <text:list>
                <text:list-item>
                  <text:p text:style-name="P85">Pengertian pemanasan</text:p>
                </text:list-item>
                <text:list-item>
                  <text:p text:style-name="P86">Contoh / jenis pemanasan</text:p>
                </text:list-item>
                <text:list-item>
                  <text:p text:style-name="P86">Kegunaan melakukan pemanasan</text:p>
                </text:list-item>
              </text:list>
            </text:list-item>
          </text:list>
        </text:list-item>
      </text:list>
      <text:list xml:id="list183226194587655" text:continue-list="list428215417" text:style-name="L7">
        <text:list-item>
          <text:list>
            <text:list-item>
              <text:p text:style-name="P87">Manfaat pendinginan</text:p>
              <text:list>
                <text:list-item>
                  <text:p text:style-name="P87">Pengertian pendinginan</text:p>
                </text:list-item>
              </text:list>
            </text:list-item>
          </text:list>
        </text:list-item>
      </text:list>
      <text:list xml:id="list3905606263" text:style-name="L9">
        <text:list-item>
          <text:list>
            <text:list-item>
              <text:list>
                <text:list-item>
                  <text:p text:style-name="P88">Contoh / jenis pendinginan</text:p>
                </text:list-item>
              </text:list>
            </text:list-item>
          </text:list>
        </text:list-item>
      </text:list>
      <text:list xml:id="list298908652" text:style-name="L10">
        <text:list-item>
          <text:list>
            <text:list-item>
              <text:list>
                <text:list-item>
                  <text:p text:style-name="P89">Kegunaan melakukan pendinginan</text:p>
                </text:list-item>
              </text:list>
            </text:list-item>
          </text:list>
        </text:list-item>
      </text:list>
      <text:list xml:id="list183226450469524" text:continue-list="list183226194587655" text:style-name="L7">
        <text:list-item>
          <text:list>
            <text:list-item>
              <text:p text:style-name="P90">Cara melakukan pemanasan dan pendinginan</text:p>
            </text:list-item>
            <text:list-item>
              <text:p text:style-name="P90">Akibat tidak melakukan pemanasan dan pendinginan</text:p>
            </text:list-item>
          </text:list>
        </text:list-item>
      </text:list>
      <text:p text:style-name="P39"/>
      <text:p text:style-name="P39"/>
      <text:list xml:id="list267602581" text:style-name="L11">
        <text:list-item>
          <text:p text:style-name="P91">PENDEKATAN DAN METODE PEMBELAJARAN</text:p>
          <text:list>
            <text:list-item>
              <text:p text:style-name="P91">Pendekatan<text:tab/>: Saintifik</text:p>
            </text:list-item>
            <text:list-item>
              <text:p text:style-name="P91">Metode<text:tab/>: Modeling, Tanya jawab, Diskusi, Kelompok dan Pemberian Tugas</text:p>
            </text:list-item>
          </text:list>
        </text:list-item>
      </text:list>
      <text:p text:style-name="P38"/>
      <text:p text:style-name="P38"/>
      <text:list xml:id="list1125355510" text:style-name="L12">
        <text:list-item>
          <text:p text:style-name="P92">MEDIA, ALAT dan SUMBER PEMBELAJARAN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10">Media</text:p>
          </table:table-cell>
          <table:table-cell table:style-name="Table2.A1" office:value-type="string">
            <text:p text:style-name="P10">:</text:p>
          </table:table-cell>
          <table:table-cell table:style-name="Table2.A1" office:value-type="string">
            <text:p text:style-name="P10">Gambar / <text:span text:style-name="T17">chart</text:span></text:p>
          </table:table-cell>
        </table:table-row>
        <table:table-row>
          <table:table-cell table:style-name="Table2.A1" office:value-type="string">
            <text:p text:style-name="P10">2.</text:p>
          </table:table-cell>
          <table:table-cell table:style-name="Table2.A1" office:value-type="string">
            <text:p text:style-name="P10">Alat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10">Sumber</text:p>
          </table:table-cell>
          <table:table-cell table:style-name="Table2.A1" office:value-type="string">
            <text:p text:style-name="P11">:</text:p>
          </table:table-cell>
          <table:table-cell table:style-name="Table2.A1" office:value-type="string">
            <text:list xml:id="list3678843078" text:style-name="L13">
              <text:list-item>
                <text:p text:style-name="P48">Buku <text:span text:style-name="T3">G</text:span>uru PJOK Kelas <text:span text:style-name="T15">II</text:span> - Kemendikbud</text:p>
              </text:list-item>
            </text:list>
          </table:table-cell>
        </table:table-row>
        <text:soft-page-break/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183225767904289" text:continue-numbering="true" text:style-name="L13">
              <text:list-item>
                <text:p text:style-name="P49">Buku Siswa PJOK Kelas <text:span text:style-name="T15">II</text:span> - Kemendikbud</text:p>
              </text:list-item>
            </text:list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list xml:id="list183226293066491" text:continue-numbering="true" text:style-name="L13">
              <text:list-item>
                <text:p text:style-name="P50">Konteks yang relevan / sesuai</text:p>
              </text:list-item>
            </text:list>
          </table:table-cell>
        </table:table-row>
      </table:table>
      <text:p text:style-name="P33"/>
      <text:p text:style-name="P33"/>
      <text:list xml:id="list2842731056" text:style-name="L14">
        <text:list-item>
          <text:p text:style-name="P93">LANGKAH – LANGKAH PEMBELAJARAN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28">Pertemuan Pertama: 4 Jam <text:span text:style-name="T4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2">Kegiatan</text:p>
          </table:table-cell>
          <table:table-cell table:style-name="Table3.A2" office:value-type="string">
            <text:p text:style-name="P29">Deskripsi Kegiatan Pembelajaran</text:p>
          </table:table-cell>
          <table:table-cell table:style-name="Table3.C14" office:value-type="string">
            <text:p text:style-name="P12">Alokasi Waktu</text:p>
          </table:table-cell>
        </table:table-row>
        <table:table-row>
          <table:table-cell table:style-name="Table3.A2" office:value-type="string">
            <text:p text:style-name="P13">Pendahuluan</text:p>
          </table:table-cell>
          <table:table-cell table:style-name="Table3.B14" office:value-type="string">
            <text:list xml:id="list3881009231" text:style-name="L15">
              <text:list-item>
                <text:p text:style-name="P51">Pengaturan / Manajemen kelas</text:p>
              </text:list-item>
              <text:list-item>
                <text:p text:style-name="P53">Beroda</text:p>
              </text:list-item>
              <text:list-item>
                <text:p text:style-name="P55">Pemberia motivasi</text:p>
              </text:list-item>
              <text:list-item>
                <text:p text:style-name="P57">Appersepsi</text:p>
              </text:list-item>
              <text:list-item>
                <text:p text:style-name="P59">Penjelasan materi pokok, prosedur kegiatan dan tujuan <text:tab/>pembelajaran yang akan dicapai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4">Inti</text:p>
          </table:table-cell>
          <table:table-cell table:style-name="Table3.B14" office:value-type="string">
            <text:list xml:id="list183224778809968" text:continue-numbering="true" text:style-name="L15">
              <text:list-item>
                <text:p text:style-name="P61">Peserta didik menyimak penjelasan dan peragaan <text:tab/>materi dari guru tentang <text:span text:style-name="T25">manfaat pemanasan dan <text:tab/>pendinginan, cara melakukan pemanasan dan <text:tab/>pendinginan dan akibat tidak melakukan pemanasan <text:tab/>dan pendinginan</text:span></text:p>
              </text:list-item>
              <text:list-item>
                <text:p text:style-name="P63">Peserta didik mendiskusikan secara kelompok <text:tab/>penjelasan dan peragaan materi dari guru</text:p>
              </text:list-item>
              <text:list-item>
                <text:p text:style-name="P63">Peserta didik mencoba secara berulang gerakan – <text:tab/>gerakan yang telah diperagakan oleh guru</text:p>
              </text:list-item>
              <text:list-item>
                <text:p text:style-name="P65">Peserta didik mempraktikan secara bergilir dengan <text:tab/>dilandasi nilai – nilai <text:span text:style-name="T18">disiplin, percaya diri, sungguh – <text:tab/>sungguh dan kerja sama</text:span></text:p>
              </text:list-item>
              <text:list-item>
                <text:p text:style-name="P67">Peserta didik medapat umpan balik dari guru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5">Penutup</text:p>
          </table:table-cell>
          <table:table-cell table:style-name="Table3.B14" office:value-type="string">
            <text:list xml:id="list183225583995430" text:continue-numbering="true" text:style-name="L15">
              <text:list-item>
                <text:p text:style-name="P69">Bertanya jawab tentang materi yang telah dipelajari</text:p>
              </text:list-item>
              <text:list-item>
                <text:p text:style-name="P71">Guru dan peserta didik bersama – sama membuat <text:tab/>rangkuman</text:p>
              </text:list-item>
              <text:list-item>
                <text:p text:style-name="P69"><text:span text:style-name="T6">Penguatan</text:span> dari guru</text:p>
              </text:list-item>
              <text:list-item>
                <text:p text:style-name="P69">Berdoa</text:p>
              </text:list-item>
              <text:list-item>
                <text:p text:style-name="P69">Selesai</text:p>
              </text:list-item>
            </text:list>
          </table:table-cell>
          <table:table-cell table:style-name="Table3.C7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6">Pertemuan kedua: 4 <text:span text:style-name="T5">Ja</text:span>m pelajaran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8">Kegiatan</text:p>
          </table:table-cell>
          <table:table-cell table:style-name="Table3.A2" office:value-type="string">
            <text:list xml:id="list183226373730818" text:continue-numbering="true" text:style-name="L15">
              <text:list-header>
                <text:p text:style-name="P73">Deskripsi Kegiatan Pembelajaran</text:p>
              </text:list-header>
            </text:list>
          </table:table-cell>
          <table:table-cell table:style-name="Table3.C7" office:value-type="string">
            <text:p text:style-name="P18">Alokasi Waktu</text:p>
          </table:table-cell>
        </table:table-row>
        <table:table-row>
          <table:table-cell table:style-name="Table3.A2" office:value-type="string">
            <text:p text:style-name="P19">Pendahuluan</text:p>
          </table:table-cell>
          <table:table-cell table:style-name="Table3.B14" office:value-type="string">
            <text:list xml:id="list183225117560762" text:continue-numbering="true" text:style-name="L15">
              <text:list-item>
                <text:p text:style-name="P52">Pengaturan / Manajemen kelas</text:p>
              </text:list-item>
              <text:list-item>
                <text:p text:style-name="P54">Beroda</text:p>
              </text:list-item>
              <text:list-item>
                <text:p text:style-name="P56">Pemberia motivasi</text:p>
              </text:list-item>
              <text:list-item>
                <text:p text:style-name="P58">Appersepsi</text:p>
              </text:list-item>
              <text:list-item>
                <text:p text:style-name="P60">Penjelasan materi pokok, prosedur kegiatan dan tujuan <text:tab/>pembelajaran yang akan dicapai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9">Inti</text:p>
          </table:table-cell>
          <table:table-cell table:style-name="Table3.B14" office:value-type="string">
            <text:list xml:id="list183225989097731" text:continue-numbering="true" text:style-name="L15">
              <text:list-item>
                <text:p text:style-name="P62">Peserta didik menyimak penjelasan dan peragaan <text:tab/>materi dari guru tentang <text:span text:style-name="T25">manfaat pemanasan dan <text:tab/>pendinginan, cara melakukan pemanasan dan <text:tab/>pendinginan dan akibat tidak melakukan pemanasan </text:span><text:soft-page-break/><text:span text:style-name="T25"><text:tab/>dan pendinginan</text:span></text:p>
              </text:list-item>
              <text:list-item>
                <text:p text:style-name="P64">Peserta didik mendiskusikan secara kelompok <text:tab/>penjelasan dan peragaan materi dari guru</text:p>
              </text:list-item>
              <text:list-item>
                <text:p text:style-name="P64">Peserta didik mencoba secara berulang gerakan – <text:tab/>gerakan yang telah diperagakan oleh guru</text:p>
              </text:list-item>
              <text:list-item>
                <text:p text:style-name="P66">Peserta didik mempraktikan secara bergilir dengan <text:tab/>dilandasi nilai – nilai <text:span text:style-name="T18">disiplin, percaya diri, sungguh – <text:tab/>sungguh dan kerja sama</text:span></text:p>
              </text:list-item>
              <text:list-item>
                <text:p text:style-name="P68">Peserta didik medapat umpan balik dari guru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9">Penutup</text:p>
          </table:table-cell>
          <table:table-cell table:style-name="Table3.B14" office:value-type="string">
            <text:list xml:id="list183225716316867" text:continue-numbering="true" text:style-name="L15">
              <text:list-item>
                <text:p text:style-name="P70">Bertanya jawab tentang materi yang telah dipelajari</text:p>
              </text:list-item>
              <text:list-item>
                <text:p text:style-name="P72">Guru dan peserta didik bersama – sama membuat <text:tab/>rangkuman</text:p>
              </text:list-item>
              <text:list-item>
                <text:p text:style-name="P70"><text:span text:style-name="T6">Penguatan</text:span> dari guru</text:p>
              </text:list-item>
              <text:list-item>
                <text:p text:style-name="P70">Berdoa</text:p>
              </text:list-item>
              <text:list-item>
                <text:p text:style-name="P70">Selesai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6" table:number-columns-spanned="3" office:value-type="string">
            <text:p text:style-name="P17">Pertemuan ketiga: 4 Jam <text:span text:style-name="T7">pelajaran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0">Kegiatan</text:p>
          </table:table-cell>
          <table:table-cell table:style-name="Table3.A2" office:value-type="string">
            <text:p text:style-name="P30">Deskripsi Kegiatan Pembelajaran</text:p>
          </table:table-cell>
          <table:table-cell table:style-name="Table3.C14" office:value-type="string">
            <text:p text:style-name="P20">Alokasi Waktu</text:p>
          </table:table-cell>
        </table:table-row>
        <table:table-row>
          <table:table-cell table:style-name="Table3.A2" office:value-type="string">
            <text:p text:style-name="P21">Pendahuluan</text:p>
          </table:table-cell>
          <table:table-cell table:style-name="Table3.B14" office:value-type="string">
            <text:list xml:id="list183226264950251" text:continue-numbering="true" text:style-name="L15">
              <text:list-item>
                <text:p text:style-name="P52">Pengaturan / Manajemen kelas</text:p>
              </text:list-item>
              <text:list-item>
                <text:p text:style-name="P54">Beroda</text:p>
              </text:list-item>
              <text:list-item>
                <text:p text:style-name="P56">Pemberia motivasi</text:p>
              </text:list-item>
              <text:list-item>
                <text:p text:style-name="P58">Appersepsi</text:p>
              </text:list-item>
              <text:list-item>
                <text:p text:style-name="P60">Penjelasan materi pokok, prosedur kegiatan dan tujuan <text:tab/>pembelajaran yang akan dicapai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2">Inti</text:p>
          </table:table-cell>
          <table:table-cell table:style-name="Table3.B14" office:value-type="string">
            <text:list xml:id="list183225649188374" text:continue-numbering="true" text:style-name="L15">
              <text:list-item>
                <text:p text:style-name="P62">Peserta didik menyimak penjelasan dan peragaan <text:tab/>materi dari guru tentang <text:span text:style-name="T25">manfaat pemanasan dan <text:tab/>pendinginan, cara melakukan pemanasan dan <text:tab/>pendinginan dan akibat tidak melakukan pemanasan <text:tab/>dan pendinginan</text:span></text:p>
              </text:list-item>
              <text:list-item>
                <text:p text:style-name="P64">Peserta didik mendiskusikan secara kelompok <text:tab/>penjelasan dan peragaan materi dari guru</text:p>
              </text:list-item>
              <text:list-item>
                <text:p text:style-name="P64">Peserta didik mencoba secara berulang gerakan – <text:tab/>gerakan yang telah diperagakan oleh guru</text:p>
              </text:list-item>
              <text:list-item>
                <text:p text:style-name="P66">Peserta didik mempraktikan secara bergilir dengan <text:tab/>dilandasi nilai – nilai <text:span text:style-name="T18">disiplin, percaya diri, sungguh – <text:tab/>sungguh dan kerja sama</text:span></text:p>
              </text:list-item>
              <text:list-item>
                <text:p text:style-name="P68">Peserta didik medapat umpan balik dari guru</text:p>
              </text:list-item>
            </text:list>
          </table:table-cell>
          <table:table-cell table:style-name="Table3.C14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23">Penutup</text:p>
          </table:table-cell>
          <table:table-cell table:style-name="Table3.B15" office:value-type="string">
            <text:list xml:id="list183225879093029" text:continue-numbering="true" text:style-name="L15">
              <text:list-item>
                <text:p text:style-name="P70">Bertanya jawab tentang materi yang telah dipelajari</text:p>
              </text:list-item>
              <text:list-item>
                <text:p text:style-name="P72">Guru dan peserta didik bersama – sama membuat <text:tab/>rangkuman</text:p>
              </text:list-item>
              <text:list-item>
                <text:p text:style-name="P70"><text:span text:style-name="T6">Penguatan</text:span> dari guru</text:p>
              </text:list-item>
              <text:list-item>
                <text:p text:style-name="P70">Berdoa</text:p>
              </text:list-item>
              <text:list-item>
                <text:p text:style-name="P70">Selesai</text:p>
              </text:list-item>
            </text:list>
          </table:table-cell>
          <table:table-cell table:style-name="Table3.C15" office:value-type="string">
            <text:p text:style-name="P11"/>
          </table:table-cell>
        </table:table-row>
      </table:table>
      <text:p text:style-name="P40"/>
      <text:p text:style-name="P40"/>
      <text:list xml:id="list1380843170" text:style-name="L16">
        <text:list-item>
          <text:p text:style-name="P94">PENILAIAN <text:span text:style-name="T12">HASIL </text:span>PEMBELAJARAN</text:p>
          <text:list>
            <text:list-item>
              <text:p text:style-name="P94">Teknik penilaian</text:p>
            </text:list-item>
          </text:list>
        </text:list-item>
      </text:list>
      <text:list xml:id="list2116619615" text:style-name="L17">
        <text:list-item>
          <text:list>
            <text:list-item>
              <text:list>
                <text:list-item>
                  <text:p text:style-name="P95"><text:soft-page-break/>Penilaian sikap<text:tab/>: Pengamatan (non – tes)</text:p>
                </text:list-item>
                <text:list-item>
                  <text:p text:style-name="P95">Penilaian pengetahuan<text:tab/>: Tertulis <text:span text:style-name="T13">(tes)</text:span></text:p>
                </text:list-item>
                <text:list-item>
                  <text:p text:style-name="P95">Penilaian keterampilan<text:tab/>: Pengamatan (non – tes)</text:p>
                </text:list-item>
              </text:list>
            </text:list-item>
          </text:list>
        </text:list-item>
      </text:list>
      <text:list xml:id="list854504865" text:style-name="L18">
        <text:list-item>
          <text:p text:style-name="P97">Bentuk instrumen penilaian</text:p>
        </text:list-item>
      </text:list>
      <text:list xml:id="list3156730233" text:style-name="L19">
        <text:list-item>
          <text:list>
            <text:list-item>
              <text:p text:style-name="P99">Penilaian sikap<text:tab/>: Jurnal</text:p>
            </text:list-item>
            <text:list-item>
              <text:p text:style-name="P101">Penilaian pengetahuan<text:tab/>: Butir – butir soal (Pilihan ganda, uraian)</text:p>
            </text:list-item>
            <text:list-item>
              <text:p text:style-name="P101">Penilaian keterampilan<text:tab/>: Lembar pengamatan</text:p>
            </text:list-item>
          </text:list>
        </text:list-item>
      </text:list>
      <text:list xml:id="list183225065046676" text:continue-list="list854504865" text:style-name="L18">
        <text:list-item>
          <text:p text:style-name="P98">Instrumen penilaian</text:p>
        </text:list-item>
      </text:list>
      <text:list xml:id="list600784553" text:style-name="L20">
        <text:list-item>
          <text:list>
            <text:list-item>
              <text:p text:style-name="P100">Penilaian sikap<text:tab/>: Jurnal harian langsung dari guru</text:p>
            </text:list-item>
            <text:list-item>
              <text:p text:style-name="P102">Penilaian pengetahuan<text:tab/>: <text:span text:style-name="T8">Naskah tersendiri sebagai lampiran dari RPP</text:span></text:p>
            </text:list-item>
            <text:list-item>
              <text:p text:style-name="P102">Penilaian keterampilan<text:tab/>: <text:span text:style-name="T8">Naskah tersendiri sebagai lampiran dari RPP</text:span></text:p>
            </text:list-item>
          </text:list>
        </text:list-item>
      </text:list>
      <text:p text:style-name="P42"/>
      <text:p text:style-name="P42"/>
      <text:p text:style-name="P4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Menyetujui / Mengesahkan</text:p>
            <text:p text:style-name="P24">Kepala Sekolah</text:p>
            <text:p text:style-name="P24"/>
            <text:p text:style-name="P24"/>
            <text:p text:style-name="P26">USMAN, S.Pd</text:p>
            <text:p text:style-name="P25">N<text:span text:style-name="T9">IP</text:span>. <text:span text:style-name="T10">196807151999011002</text:span></text:p>
          </table:table-cell>
          <table:table-cell table:style-name="Table4.A1" office:value-type="string">
            <text:p text:style-name="P24">Ternate, 5 Januri 2019</text:p>
            <text:p text:style-name="P24">Guru Mata Pelajaran</text:p>
            <text:p text:style-name="P24"/>
            <text:p text:style-name="P24"/>
            <text:p text:style-name="P26">NURBAYA AHMAD</text:p>
            <text:p text:style-name="P24"><text:span text:style-name="T11">NIP</text:span>. 19661202198712200<text:span text:style-name="T20">6</text:span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4:49:21.279498431</meta:creation-date>
    <meta:generator>LibreOffice/6.0.7.3$Linux_X86_64 LibreOffice_project/00m0$Build-3</meta:generator>
    <dc:date>2019-01-22T18:32:24.387865638</dc:date>
    <meta:editing-duration>PT7H38M39S</meta:editing-duration>
    <meta:editing-cycles>298</meta:editing-cycles>
    <meta:document-statistic meta:table-count="5" meta:image-count="0" meta:object-count="0" meta:page-count="5" meta:paragraph-count="158" meta:word-count="913" meta:character-count="6172" meta:non-whitespace-character-count="5467"/>
  </office:meta>
</office:document-meta>
</file>